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1000003AA438A754EB13B8913.png" manifest:media-type="image/png"/>
  <manifest:file-entry manifest:full-path="Pictures/1000000100000731000003AA523A306837911F53.png" manifest:media-type="image/png"/>
  <manifest:file-entry manifest:full-path="Pictures/1000000100000731000003AAEC43EC72EE69E678.png" manifest:media-type="image/png"/>
  <manifest:file-entry manifest:full-path="Pictures/100000010000069C0000037086DCF01736207EFB.png" manifest:media-type="image/png"/>
  <manifest:file-entry manifest:full-path="Pictures/1000000100000731000003AA2BA64BAD9A5FE1ED.png" manifest:media-type="image/png"/>
  <manifest:file-entry manifest:full-path="Pictures/100000010000069C00000370DB06A2508EC9239B.png" manifest:media-type="image/png"/>
  <manifest:file-entry manifest:full-path="Pictures/1000000100000731000003AA89F8829BFDBCC6F1.png" manifest:media-type="image/png"/>
  <manifest:file-entry manifest:full-path="Pictures/1000000100000731000003AA94CDC7C28C85E316.png" manifest:media-type="image/png"/>
  <manifest:file-entry manifest:full-path="Pictures/1000000100000731000003AA4A6ADE37F4105375.png" manifest:media-type="image/png"/>
  <manifest:file-entry manifest:full-path="Pictures/100000010000069C000003700C7DC136965248AC.png" manifest:media-type="image/png"/>
  <manifest:file-entry manifest:full-path="Pictures/1000000100000731000003AA5CF02ACBC3062FEA.png" manifest:media-type="image/png"/>
  <manifest:file-entry manifest:full-path="Pictures/100000010000069C00000370447F93D29E522726.png" manifest:media-type="image/png"/>
  <manifest:file-entry manifest:full-path="Pictures/1000000100000731000003AA6DCB76AB01569602.png" manifest:media-type="image/png"/>
  <manifest:file-entry manifest:full-path="Pictures/1000000100000731000003AA9736F44B6CC160D1.png" manifest:media-type="image/png"/>
  <manifest:file-entry manifest:full-path="Pictures/100000010000069C000003705FEF1522C9685B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4.265cm" svg:x="0cm" svg:y="0.975cm">
          <draw:image xlink:href="Pictures/1000000100000731000003AA438A754EB13B89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4.265cm" svg:x="0cm" svg:y="0.635cm">
          <draw:image xlink:href="Pictures/1000000100000731000003AA89F8829BFDBCC6F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4.265cm" svg:x="0cm" svg:y="0.635cm">
          <draw:image xlink:href="Pictures/1000000100000731000003AAEC43EC72EE69E67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4.265cm" svg:x="0cm" svg:y="0.34cm">
          <draw:image xlink:href="Pictures/1000000100000731000003AA94CDC7C28C85E31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4.265cm" svg:x="0cm" svg:y="0.975cm">
          <draw:image xlink:href="Pictures/1000000100000731000003AA4A6ADE37F410537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4.265cm" svg:x="0cm" svg:y="0.635cm">
          <draw:image xlink:href="Pictures/1000000100000731000003AA6DCB76AB0156960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4.265cm" svg:x="0cm" svg:y="0.34cm">
          <draw:image xlink:href="Pictures/1000000100000731000003AA9736F44B6CC160D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99cm" svg:height="14.265cm" svg:x="0cm" svg:y="0.635cm">
          <draw:image xlink:href="Pictures/1000000100000731000003AA2BA64BAD9A5FE1E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99cm" svg:height="14.265cm" svg:x="0.001cm" svg:y="0.975cm">
          <draw:image xlink:href="Pictures/1000000100000731000003AA5CF02ACBC3062FE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99cm" svg:height="14.265cm" svg:x="0cm" svg:y="0.975cm">
          <draw:image xlink:href="Pictures/1000000100000731000003AA523A306837911F5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99cm" svg:height="14.561cm" svg:x="0cm" svg:y="1.27cm">
          <draw:image xlink:href="Pictures/100000010000069C00000370447F93D29E52272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99cm" svg:height="14.561cm" svg:x="-0.059cm" svg:y="1.27cm">
          <draw:image xlink:href="Pictures/100000010000069C00000370DB06A2508EC9239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99cm" svg:height="14.561cm" svg:x="0cm" svg:y="1.189cm">
          <draw:image xlink:href="Pictures/100000010000069C000003705FEF1522C9685B7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99cm" svg:height="14.561cm" svg:x="0cm" svg:y="1.189cm">
          <draw:image xlink:href="Pictures/100000010000069C0000037086DCF01736207EF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99cm" svg:height="14.561cm" svg:x="0cm" svg:y="1.189cm">
          <draw:image xlink:href="Pictures/100000010000069C000003700C7DC136965248A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1T16:55:15.000241640</meta:creation-date>
    <dc:date>2024-11-21T17:21:03.465053394</dc:date>
    <meta:editing-duration>PT5M28S</meta:editing-duration>
    <meta:editing-cycles>1</meta:editing-cycles>
    <meta:document-statistic meta:object-count="66"/>
    <meta:generator>LibreOffice/7.3.7.2$Linux_X86_64 LibreOffice_project/30$Build-2</meta:generator>
  </office:meta>
</office:document-meta>
</file>